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5in" fo:margin-left="0in" table:align="left" style:writing-mode="lr-tb"/>
    </style:style>
    <style:style style:name="Table1.A" style:family="table-column">
      <style:table-column-properties style:column-width="1.55in"/>
    </style:style>
    <style:style style:name="Table1.A1" style:family="table-cell">
      <style:table-cell-properties style:vertical-align="top" fo:padding="0.0694in" fo:border="0.25pt solid #cccccc"/>
    </style:style>
    <style:style style:name="Table2" style:family="table">
      <style:table-properties style:width="6.5in" fo:margin-left="0in" table:align="left" style:writing-mode="lr-tb"/>
    </style:style>
    <style:style style:name="Table2.A" style:family="table-column">
      <style:table-column-properties style:column-width="1.55in"/>
    </style:style>
    <style:style style:name="Table2.B" style:family="table-column">
      <style:table-column-properties style:column-width="1.3514in"/>
    </style:style>
    <style:style style:name="Table2.C" style:family="table-column">
      <style:table-column-properties style:column-width="1.2424in"/>
    </style:style>
    <style:style style:name="Table2.D" style:family="table-column">
      <style:table-column-properties style:column-width="1.1333in"/>
    </style:style>
    <style:style style:name="Table2.E" style:family="table-column">
      <style:table-column-properties style:column-width="1.2229in"/>
    </style:style>
    <style:style style:name="Table2.A1" style:family="table-cell">
      <style:table-cell-properties style:vertical-align="top" fo:padding="0.0694in" fo:border="0.25pt solid #cccccc"/>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00%" fo:break-before="auto" fo:break-after="auto" style:writing-mode="lr-tb"/>
    </style:style>
    <style:style style:name="P3" style:family="paragraph" style:parent-style-name="Title">
      <style:paragraph-properties fo:line-height="115%" fo:break-before="page" style:writing-mode="lr-tb"/>
    </style:style>
    <style:style style:name="P4" style:family="paragraph" style:parent-style-name="Standard">
      <style:paragraph-properties fo:margin-top="0in" fo:margin-bottom="0in" style:contextual-spacing="false" fo:line-height="115%" fo:break-before="auto" fo:break-after="auto" style:writing-mode="lr-tb"/>
    </style:style>
    <style:style style:name="P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master-page-name="Standard">
      <style:paragraph-properties fo:line-height="115%" style:page-number="auto" fo:break-before="auto" fo:break-after="auto" style:writing-mode="lr-tb"/>
    </style:style>
    <style:style style:name="P8" style:family="paragraph" style:parent-style-name="Standard">
      <style:paragraph-properties fo:line-height="115%" fo:break-before="auto" fo:break-after="auto" style:writing-mode="lr-tb"/>
      <style:text-properties fo:font-weight="bold" style:font-weight-asian="bold" style:font-weight-complex="bold"/>
    </style:style>
    <style:style style:name="P9" style:family="paragraph" style:parent-style-name="Standard">
      <style:paragraph-properties fo:line-height="115%" fo:break-before="auto" fo:break-after="auto" style:writing-mode="lr-tb"/>
      <style:text-properties style:font-name="Courier New" fo:font-size="9pt" style:font-name-asian="Courier New" style:font-size-asian="9pt" style:font-name-complex="Courier New" style:font-size-complex="9pt"/>
    </style:style>
    <style:style style:name="P10" style:family="paragraph" style:parent-style-name="Standard">
      <style:paragraph-properties fo:line-height="115%" fo:break-before="auto" fo:break-after="auto" style:writing-mode="lr-tb"/>
      <style:text-properties style:font-name="Courier New" fo:font-size="9pt" fo:background-color="#f9f9f9" style:font-name-asian="Courier New" style:font-size-asian="9pt" style:font-name-complex="Courier New" style:font-size-complex="9pt"/>
    </style:style>
    <style:style style:name="P11" style:family="paragraph" style:parent-style-name="Standard">
      <style:paragraph-properties fo:line-height="115%" fo:break-before="auto" fo:break-after="auto" style:writing-mode="lr-tb"/>
    </style:style>
    <style:style style:name="P12" style:family="paragraph" style:parent-style-name="Standard">
      <style:paragraph-properties fo:line-height="115%" fo:break-before="auto" fo:break-after="auto" style:writing-mode="lr-tb"/>
      <style:text-properties officeooo:paragraph-rsid="0009b951"/>
    </style:style>
    <style:style style:name="P13" style:family="paragraph" style:parent-style-name="Standard" style:list-style-name="LS1">
      <style:paragraph-properties fo:margin-top="0in" fo:margin-bottom="0in" style:contextual-spacing="false" fo:line-height="115%" fo:break-before="auto" fo:break-after="auto" style:writing-mode="lr-tb"/>
    </style:style>
    <style:style style:name="P14" style:family="paragraph" style:parent-style-name="Standard">
      <style:paragraph-properties fo:line-height="115%" style:writing-mode="lr-tb"/>
    </style:style>
    <style:style style:name="P15" style:family="paragraph" style:parent-style-name="Standard">
      <style:paragraph-properties fo:line-height="115%" style:writing-mode="lr-tb"/>
      <style:text-properties officeooo:paragraph-rsid="0009b951"/>
    </style:style>
    <style:style style:name="P16" style:family="paragraph" style:parent-style-name="Standard">
      <style:paragraph-properties fo:line-height="115%" style:writing-mode="lr-tb"/>
      <style:text-properties officeooo:paragraph-rsid="0009c2b9"/>
    </style:style>
    <style:style style:name="P17" style:family="paragraph" style:parent-style-name="Standard">
      <style:paragraph-properties fo:line-height="115%" style:writing-mode="lr-tb"/>
      <style:text-properties officeooo:paragraph-rsid="000b7225"/>
    </style:style>
    <style:style style:name="P18" style:family="paragraph" style:parent-style-name="Standard">
      <style:paragraph-properties fo:line-height="115%" style:writing-mode="lr-tb"/>
      <style:text-properties fo:font-weight="bold" officeooo:paragraph-rsid="000cd611" style:font-weight-asian="bold" style:font-weight-complex="bold"/>
    </style:style>
    <style:style style:name="P19" style:family="paragraph" style:parent-style-name="Heading_20_2">
      <style:paragraph-properties fo:line-height="115%" fo:break-before="auto" fo:break-after="auto" style:writing-mode="lr-tb"/>
    </style:style>
    <style:style style:name="P20" style:family="paragraph" style:parent-style-name="Heading_20_2">
      <style:paragraph-properties fo:margin-top="0in" fo:margin-bottom="0in" style:contextual-spacing="false" fo:line-height="115%" fo:break-before="auto" fo:break-after="auto" style:writing-mode="lr-tb"/>
    </style:style>
    <style:style style:name="P21"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style:font-name-asian="Courier New" style:font-size-asian="9pt" style:font-weight-asian="normal" style:font-name-complex="Courier New" style:font-size-complex="9pt" style:font-weight-complex="normal"/>
    </style:style>
    <style:style style:name="P22" style:family="paragraph" style:parent-style-name="Heading_20_1">
      <style:paragraph-properties fo:line-height="115%" fo:break-before="auto" fo:break-after="auto" style:writing-mode="lr-tb"/>
    </style:style>
    <style:style style:name="P23" style:family="paragraph" style:parent-style-name="Title" style:master-page-name="Standard">
      <style:paragraph-properties fo:line-height="115%" style:page-number="auto" fo:break-before="auto" fo:break-after="auto" style:writing-mode="lr-tb"/>
    </style:style>
    <style:style style:name="T1" style:family="text">
      <style:text-properties fo:font-weight="bold" style:font-weight-asian="bold" style:font-weight-complex="bold"/>
    </style:style>
    <style:style style:name="T2" style:family="text">
      <style:text-properties fo:font-weight="bold" officeooo:rsid="0009b951" style:font-weight-asian="bold" style:font-weight-complex="bold"/>
    </style:style>
    <style:style style:name="T3" style:family="text">
      <style:text-properties fo:font-size="10pt" style:font-size-asian="10pt" style:font-size-complex="10pt"/>
    </style:style>
    <style:style style:name="T4" style:family="text">
      <style:text-properties fo:background-color="#ffff00"/>
    </style:style>
    <style:style style:name="T5" style:family="text">
      <style:text-properties style:font-name="Arial" fo:font-size="11pt" fo:font-weight="normal" style:font-name-asian="Arial" style:font-size-asian="11pt" style:font-weight-asian="normal" style:font-name-complex="Arial" style:font-size-complex="11pt" style:font-weight-complex="normal"/>
    </style:style>
    <style:style style:name="T6" style:family="text">
      <style:text-properties style:font-name="Courier New" fo:font-size="9pt" fo:font-weight="normal" style:font-name-asian="Courier New" style:font-size-asian="9pt" style:font-weight-asian="normal" style:font-name-complex="Courier New" style:font-size-complex="9pt" style:font-weight-complex="normal"/>
    </style:style>
    <style:style style:name="T7" style:family="text">
      <style:text-properties style:font-name="Courier New" fo:font-size="9pt" style:font-name-asian="Courier New" style:font-size-asian="9pt" style:font-name-complex="Courier New" style:font-size-complex="9pt"/>
    </style:style>
    <style:style style:name="T8" style:family="text">
      <style:text-properties officeooo:rsid="0009b951"/>
    </style:style>
    <style:style style:name="T9" style:family="text">
      <style:text-properties officeooo:rsid="0009c2b9"/>
    </style:style>
    <style:style style:name="T10" style:family="text">
      <style:text-properties officeooo:rsid="000b7225"/>
    </style:style>
    <style:style style:name="T11" style:family="text">
      <style:text-properties officeooo:rsid="000cd6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h.ibn3rgajuksw"/>Analyticka cast</text:p>
      <text:p text:style-name="P1"/>
      <text:h text:style-name="P19" text:outline-level="10"><text:bookmark text:name="h.aop1rhv0v2fm"/>2.1 Definovanie základných pojmov</text:h>
      <text:p text:style-name="P1">V tejto casti budeme definovať všetky pojmy, ktoré budeme používať v tejto práci. Niektoré pojmy ako jazyk, editor, parser a ďalšie.</text:p>
      <text:p text:style-name="P1"/>
      <text:p text:style-name="P8">Syntaxer</text:p>
      <text:p text:style-name="P1"/>
      <text:p text:style-name="P1"><text:span text:style-name="T1">Textový</text:span><text:span text:style-name="T1"> </text:span><text:span text:style-name="T1">Editor</text:span> - P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1"/>
      <text:p text:style-name="P12"><text:span text:style-name="T1">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8"><text:note text:id="ftn0" text:note-class="footnote"><text:note-citation>1</text:note-citation><text:note-body><text:p text:style-name="P2"><text:span text:style-name="T3"><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1"/>
      <text:p text:style-name="P1"><text:span text:style-name="T1">Programovací jazyk </text:span>- Formálny umelý jazyk, ktorý umožnuje formalizáciu programového návrhu do zdrojového textu<text:note text:id="ftn1" text:note-class="footnote"><text:note-citation>2</text:note-citation><text:note-body><text:p text:style-name="P12">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1"/>
      <text:p text:style-name="P12"><text:span text:style-name="T2">Doménovo špecifický jazyk</text:span><text:span text:style-name="T1"> –</text:span> <text:span text:style-name="T8">Jazyk dedikovaný pre riešenie problémov v </text:span><text:span text:style-name="T9">špecifickej </text:span><text:span text:style-name="T8">domené </text:span><text:span text:style-name="T9">(dalej len DSL)</text:span>. <text:span text:style-name="T9">Použiteľnosť DSL jazykov je obvikle niche, ale objavujú sa často zaradzované k skriptovacím jazykom vo všetkých druhoch aplikácii od webu, cez finančné systémy až po hry a aj pri tvorbe samotných programovacích jazykov.</text:span></text:p>
      <text:p text:style-name="P14"/>
      <text:p text:style-name="P12"><text:span text:style-name="T1">Syntax</text:span> – <text:span text:style-name="T9">V informatike, syntax je s</text:span>úbor pravidiel<text:span text:style-name="T8">, </text:span><text:span text:style-name="T9">definujúce kombinácie lexikánych symbolov, ktoré sú považované za korektne štruktúrovaný dokument alebo fragment dokumentu písaný v danom programovacom jazyku</text:span></text:p>
      <text:p text:style-name="P1"/>
      <text:p text:style-name="P1"><text:span text:style-name="T1">Zvýraznovanie</text:span><text:span text:style-name="T1"> </text:span><text:span text:style-name="T1">syntaxe</text:span> - Funkcia integrovaných vývojových nástrojov (IDE), ked editor mení vzhľad textu podla syntaktického vyznamu daného textu.</text:p>
      <text:p text:style-name="P1"/>
      <text:p text:style-name="P12"><text:span text:style-name="T2">P</text:span><text:span text:style-name="T1">arser</text:span> - Nástroj <text:span text:style-name="T8">umožňujúci transformovať zdrojový kód do dátovej struktúry zvanej abstraktný syntaktický strom (ang. Abstract Syntax Tree, ďalej len AST)</text:span>.<text:span text:style-name="T8"> Nad AST je jednoduché </text:span><text:soft-page-break/><text:span text:style-name="T8">vykónávať zložité algoritmické operácie ako preklad zdrojového kódu, navigácia v zdrojovom kóde, extrakcia programových symbolov definovaných v zdrojovom súbore.</text:span></text:p>
      <text:p text:style-name="P15"/>
      <text:p text:style-name="P12"><text:span text:style-name="T1">Generátor parserov</text:span> - Nástroj na <text:span text:style-name="T8">jednoduchú tvorbu Parserov. Transformuje lexikálne a syntaktické pravidla na zdrojový kód parseru použiteľného integrovateľnú a preložiteľnú do kompletných programov. Pravidlá gramatiky sú zvyčajne formalizované dedikovaným deklaracným programovacím jazykom (alebo mikrojazykom </text:span>.</text:p>
      <text:p text:style-name="P15"/>
      <text:p text:style-name="P1"/>
      <text:h text:style-name="P19" text:outline-level="10"><text:bookmark text:name="h.nt6zqxh57x5h"/>2.2 Použité technológie</text:h>
      <text:p text:style-name="P1">Pri vývoji nástroja <text:span text:style-name="T9">automatizovaného zvýrazňovania syntaxe</text:span>, som mal čiastočne definovanú sadu nástrojov a techonológií, ktoré bolo nutné použiť. <text:span text:style-name="T9">V tejto kapitole budeme diskutovať každú použitú technológii a jej význam v projekte a prípadné alternatívy.</text:span></text:p>
      <text:h text:style-name="P19" text:outline-level="10"><text:bookmark text:name="h.pfzhpvqtr7k3"/>2.2.1 <text:span text:style-name="T1">Yajco</text:span></text:h>
      <text:p text:style-name="P1">Yajco je generátor parserov. Vstupom pre Yajco je hierarchia Java tried, gramatika jazyka je definovaná pomocou annotácií, ktoré Yajco ponúka. Pri preklade tried nástroj Yajco spracuje annotované triedy a vygeneruje výsledný parser. <text:span text:style-name="T9">V súčastnosti existujú backendové moduly (adaptéri v terminológii design paternov)</text:span> <text:span text:style-name="T9">pre nástroje </text:span>Beaver a JavaCC. <text:span text:style-name="T9">Yajco b</text:span>ol vyvinutý na Technickej Univerzite v Košiciach.</text:p>
      <text:p text:style-name="P1">Nástroj Yajco <text:span text:style-name="T9">je navrhnutý </text:span>modulárn<text:span text:style-name="T9">e </text:span>a <text:span text:style-name="T9">u</text:span>mož<text:span text:style-name="T9">ňuje vytvoriť ďalšie backendové moduly bez zmeny samotného nástroja</text:span>. Nov<text:span text:style-name="T9">é</text:span> modul<text:span text:style-name="T9">i </text:span>nemus<text:span text:style-name="T9">ia implementovať adapter pre generátor parserov. T</text:span>o môžeme využiť pre naš účel a vytvoriť backend modul, ktorý bude transformovať popis gramatiky jazyka na <text:span text:style-name="T9">pravidlá zvýrazňovania syntaxe </text:span>pre <text:span text:style-name="T9">textové editori</text:span>.</text:p>
      <text:p text:style-name="P16"><text:span text:style-name="T9">Yajco je v podstate len ďalšia vrstva nad samotnými DSL jazykmi generátorov parserov. Zjednocuje a integruje rôžne generátori parserov pod jednotný interface. </text:span><text:span text:style-name="T10">Touto vlastnosťou Yajco rozširuje rodinu generátorov parserov viac vertikálne ako horizontálne. Alternat</text:span><text:span text:style-name="T11">í</text:span><text:span text:style-name="T10">va k tomuto nástroju v OpenSource komunite zatiaľ neexistovala a proprietarne produkty s podobnou funkcionalitou sa na trhu nepresadili.</text:span></text:p>
      <text:p text:style-name="P18"><text:span text:style-name="T11">TBD=arch.yajco</text:span></text:p>
      <text:p text:style-name="P1"/>
      <text:p text:style-name="P1"><text:span text:style-name="T1">Java</text:span> - Výber programovacieho jazyka sa <text:span text:style-name="T10">podriaďije výberu </text:span>nástroj<text:span text:style-name="T10">a </text:span>Yajco. <text:span text:style-name="T10">Yajco </text:span>je napíaný v jazyku Java <text:span text:style-name="T10">a na vstupe akceptuje hierarchiu tried definovaných v jazyku Java. Nie je teda dôvod na tomto projekte použivať iný jazyk ako Java</text:span>.</text:p>
      <text:p text:style-name="P17"><text:span text:style-name="T10">Jednou z výhod jazyku Java je rigidny hierarchický objektový model umožnujúci čístú prácu s reflexiou (Analyza programovéj štrukturi počas behu programu). To umožnuje tvoriť programy a najrôznejšie programové knižnice a udržať ich ľahko integrovateľné. Univerzálnosť jazyka Java môže byť príčinou ďalšej výhody jazyka - enormná veľkosť komunity Java programátorov a ľahká dostupnosť programových knizníc.</text:span></text:p>
      <text:p text:style-name="P17"><text:span text:style-name="T10">Spomeňme anotácie v jazyku Java, ktoré ležia v srdci nástroja Yajco. Anotácie umožnujú pridávať do hierarchickej štruktúri programu deklaratívne metadáta. Tieto môžu byt dostupné počas behu programu, alebo počas prekladu programu. </text:span><text:span text:style-name="T11">Na základe metadát</text:span><text:span text:style-name="T10"> </text:span><text:span text:style-name="T11">z </text:span><text:span text:style-name="T10">anot</text:span><text:span text:style-name="T11">ovaných </text:span><text:span text:style-name="T10">tried </text:span><text:span text:style-name="T11">a ich polí </text:span><text:span text:style-name="T10">Yajco </text:span><text:span text:style-name="T11">generuje syntackické pravidlá pre backend moduli</text:span><text:span text:style-name="T10">. </text:span></text:p>
      <text:p text:style-name="P1"/>
      <text:p text:style-name="P1"><text:soft-page-break/><text:span text:style-name="T1">Maven</text:span> - Rovnako ako pri výbere jazyka, aj pri buildovacom systéme sme sa rozhodli kôli lepšej integrácii využiť tie isté nástroje ako využíva YajCo.</text:p>
      <text:p text:style-name="P1"/>
      <text:h text:style-name="P22" text:outline-level="10"><text:bookmark text:name="h.1gv3v9sf86f8"/>2.3. Postup riešenia zadania</text:h>
      <text:p text:style-name="P1">V tento časti budeme hovoriť o tom, ako prebiehalo vypracovanie zadania tejto práce a s akými problémami sme sa pri vypracovaní</text:p>
      <text:h text:style-name="P22" text:outline-level="10"><text:bookmark text:name="h.8ezuzplbf476"/>2.3.1. Podpora syntaxe v editoroch</text:h>
      <text:p text:style-name="P1">Prvým krokom pri riešení priblému bolo, že sme sa pozreli na funkcie zvýrazňovania syntaxe u rôznych editorov a porovnali ich s informáciami poskytnutými nástrojom YajCo.</text:p>
      <text:h text:style-name="P22" text:outline-level="10"><text:bookmark text:name="h.ftv47mhec6tn"/>2.3.1.1. Výber editorov</text:h>
      <text:p text:style-name="P1">Výber jednotlivých cieľových editorov sme si nepoložili žiadne konkrétne podmienky. <text:span text:style-name="T4">Vybrali</text:span><text:span text:style-name="T4"> </text:span><text:span text:style-name="T4">sme</text:span><text:span text:style-name="T4"> </text:span><text:span text:style-name="T4">populárne</text:span><text:span text:style-name="T4"> </text:span><text:span text:style-name="T4">editori</text:span><text:span text:style-name="T4"> </text:span><text:span text:style-name="T4">dostupné</text:span><text:span text:style-name="T4"> </text:span><text:span text:style-name="T4">v</text:span><text:span text:style-name="T4"> </text:span></text:p>
      <text:h text:style-name="P22" text:outline-level="10"><text:bookmark text:name="h.4ghfjttb4myg"/>2.3.2. Model jazyka v nástroji YajCo</text:h>
      <text:p text:style-name="P1">Informácie o gramatike a jazyka YajCo extrahuje z definície gramatiky a naplní nimi vlastnú reprezentáciu jazyka. K vygenerovaniu súboru definujúceho zvýrazňovanie syntaxe pristupujeme pomocou API, ktoré nám umožnuje gramatiku analyzovať. Z toho dôvodu je nevyhnutné tento model rozobať bližšie.</text:p>
      <text:h text:style-name="P22" text:outline-level="10"><text:bookmark text:name="h.wo1qw9qp4u3h"/>2.3.3. Chýbajúce časti</text:h>
      <text:p text:style-name="P1">Niektoré elementy zvýrazňovania syntaxe nebolo možné imlementovať, pretože YajCo jednoducho tieto elementy nepoužíva. Príkladom je definícia, prípadne volanie funkcie. YajCo nepozskytuje ziadne prostriedky definujúce, ktorý konštrukt má akú sémantickú úlohu.</text:p>
      <text:p text:style-name="P1"><text:s/></text:p>
      <text:p text:style-name="P1"/>
      <text:p text:style-name="P3"><text:bookmark text:name="h.lv008znm4kej"/>Syntetická časť</text:p>
      <text:h text:style-name="P19" text:outline-level="10"><text:bookmark text:name="h.rrl2i8xhdmrx"/>3.1 Model generátora zvýrazňovania syntaxe</text:h>
      <text:p text:style-name="P1">V tejto časti sa chcem venovať hlavne štruktúre dát, s ktorými náš nástroj pracuje.</text:p>
      <text:h text:style-name="P19" text:outline-level="10"><text:bookmark text:name="h.p6i6mpbz8zot"/>3.1.1. Elementy gramatiky</text:h>
      <text:p text:style-name="P1">Popíšme teda elementy gramatiky, ktoré sú z pohľadu zvýrazňovanie syntaxe zaujímavé:</text:p>
      <text:list xml:id="list2041321904255818601" text:style-name="LS1">
        <text:list-item>
          <text:p text:style-name="P13">Kľúčové slová</text:p>
        </text:list-item>
        <text:list-item>
          <text:p text:style-name="P13">Čislice, reťazce a iné konštantné hodnoty</text:p>
        </text:list-item>
        <text:list-item>
          <text:p text:style-name="P13">Operátori a výrazy</text:p>
        </text:list-item>
        <text:list-item>
          <text:p text:style-name="P13">Komentáre</text:p>
        </text:list-item>
        <text:list-item>
          <text:p text:style-name="P13">Deklarácie, referencie a volania premenných a funkcií</text:p>
        </text:list-item>
        <text:list-item>
          <text:p text:style-name="P13">Makrá a iné špeciálne konštrukty jazyka</text:p>
        </text:list-item>
      </text:list>
      <text:p text:style-name="P1">Z definície gramatiky nie je problém vygenerovať parser, ktorý dokáže rozoznať jednotlivé koncepty gramatiky a vytvoriť príslušnú štruktúrovanú reprezentáciu programu, zatiaľ čo sa ľahko spamätá aj z chýb v programe.</text:p>
      <text:p text:style-name="P1">Vyextrahovať však zo špecifikácie gramatiky jednotlivé koncepty jazyka a vygenerovať <text:s/>popis však nie je triviálna úloha. Špecifikácia gramatiky totiž nenesie informáciu o deklaratívnysémentickom význame jednotlivých konceptov.</text:p>
      <text:p text:style-name="P1">V prípade nástroja YajCo je situácia ešte o čosi komplikovanejšia, všetky lexikálne jednotky jazyka sú definované pomocou regulárnych výrazov. Analyzovať regulárne výrazy je jednoznačne netriviálna úloha.</text:p>
      <text:h text:style-name="P19" text:outline-level="10"><text:bookmark text:name="h.mm7reywd5mt"/>3.2. Implementácia generatora syntaxe</text:h>
      <text:p text:style-name="P1">Nástroj YajCo je modulárny a umožnuje pridávať nové backendy, generátor zvýrazňovania syntaxe je implementovaný ako takýto plugin. Je spúšťaný procesorom anotácií pri kompilácii zdrojových kódov cieľového jazyka.</text:p>
      <text:p text:style-name="P1">V tejto kapitole si podrobne rozoberieme architektúru <text:span text:style-name="T4">nástroja</text:span><text:span text:style-name="T4"> </text:span><text:span text:style-name="T4">Syntaxer</text:span><text:span text:style-name="T4">.</text:span></text:p>
      <text:h text:style-name="P19" text:outline-level="10"><text:bookmark text:name="h.dnym1u2j0dek"/>3.2.1. Vstupny bod</text:h>
      <text:p text:style-name="P1">Vstupným bodom nástroja Syntaxer je trieda HighlightingGenerator. Táto trieda je pomerne jednoduchá a rozkladá svoj zodpovednosti medzi viaceré podtriedy, ktoré si rozoberieme v ďalšom odseku.</text:p>
      <text:p text:style-name="P1">HighlightingGenerator inštanciuje všetky komponenty potrebné k analýze špecifikácie gramatiky: Analyzátor gramatiky, model jazyka a ich prepojenie a tiež backend. Syntaxer nemá žiadne ďalšie pohyblivé časti, celá logika je teda pevne zadefinovaná.</text:p>
      <text:h text:style-name="P19" text:outline-level="10"><text:bookmark text:name="h.lc9j82niysxz"/>3.2.2. LanguageVisitor, LanguageAcceptor a SimpleModel</text:h>
      <text:p text:style-name="P1">LanguageVisitor má za úlohu analyzovať gramatiku a rozpoznať niektoré koncepty podľa zadefinovaných pravidiel. Napríklad ak sa Token začína na písmeno, tak ho považuje zakľúčové slovo. Pravidlá analýzy syntaxe si rozoberieme v kapitole 3.3.</text:p>
      <text:h text:style-name="P19" text:outline-level="10"><text:bookmark text:name="h.ibgkq4tk7ibo"/>3.2.3. Generátor definicií syntaxe, VelocityBackend a EditorStrategy</text:h>
      <text:p text:style-name="P1">Posledným článkom pri generovaní syntaxe je z rozanalyzovaný model jazyka vytvoriť výslednú definíciu zvýrazňovania syntaxe. Túto úlohu vykonáva trieda VelocityBackend. Jediná metóda <text:soft-page-break/>write() berie ako parameter naplnený model jazyka, tento predá template processoru Velocity, ten naplní preddefinovanú šablónu udajmi z rozanalyzovaného modelu a VelocityBackend zabezpečí spoľahlivý zápis na disk, alebo inú formu výstupu (napríklad výpísae nespracované výsledky <text:span text:style-name="T4">analýzy</text:span><text:span text:style-name="T4">.)</text:span></text:p>
      <text:h text:style-name="P19" text:outline-level="10"><text:bookmark text:name="h.tpkk0voieh75"/>3.3. Pravidlá analýzy syntaxe</text:h>
      <text:p text:style-name="P1">Rozoberme si jednotlivé pravidlá zakódované do nástroja Syntaxer.</text:p>
      <text:p text:style-name="P1">3.3.1. Kľúčové slová, konštantné hodnoty, operátori a výrazy</text:p>
      <text:p text:style-name="P1">Tieto elementy gramatiky je najjednoduchši rozpoznať. Verím, že je skôr pravidlom ako náhodou, že kľúčové slová v programovacích jazykoch sa väčšinou skladajú len z písmen latinky a sú gramaticky správnymi slovami (hlavne slovesá, všeobecné podstatné mená a prídavné mená ) v anglickom jazyku. </text:p>
      <text:p text:style-name="P3"><text:bookmark text:name="h.c5e5pwsul34n"/>Apendix A - Zoznam kľúčových slov vybraných progamovacích jazykov</text:p>
      <text:p text:style-name="P1">V tejto časti práce uvedieme zoznam kľúčových slov vybraných programovacích jazykov, zhromaždený pre účeli analýzovania reprezentatívnej množiny existujúcich jazykov. Počet kľúčových slov každého jazyka je uvedený v nadpise v zátvorkách.</text:p>
      <text:p text:style-name="P1"/>
      <text:h text:style-name="P20" text:outline-level="10"><text:bookmark text:name="h.w9scj27wczxt"/><text:span text:style-name="T5">C</text:span><text:span text:style-name="T5"> (32)</text:span></text:h>
      <text:h text:style-name="P21" text:outline-level="10">auto</text:h>
      <text:h text:style-name="P21" text:outline-level="10">break</text:h>
      <text:h text:style-name="P21" text:outline-level="10">case</text:h>
      <text:h text:style-name="P21" text:outline-level="10">char</text:h>
      <text:h text:style-name="P21" text:outline-level="10">const</text:h>
      <text:h text:style-name="P21" text:outline-level="10">continue</text:h>
      <text:h text:style-name="P21" text:outline-level="10">default</text:h>
      <text:h text:style-name="P21" text:outline-level="10">do</text:h>
      <text:h text:style-name="P21" text:outline-level="10">double</text:h>
      <text:h text:style-name="P21" text:outline-level="10">else</text:h>
      <text:h text:style-name="P21" text:outline-level="10">enum</text:h>
      <text:h text:style-name="P21" text:outline-level="10">extern</text:h>
      <text:h text:style-name="P21" text:outline-level="10">float</text:h>
      <text:h text:style-name="P21" text:outline-level="10">for</text:h>
      <text:h text:style-name="P21" text:outline-level="10">goto</text:h>
      <text:h text:style-name="P21" text:outline-level="10">if</text:h>
      <text:h text:style-name="P21" text:outline-level="10">int</text:h>
      <text:h text:style-name="P21" text:outline-level="10">long</text:h>
      <text:h text:style-name="P21" text:outline-level="10">register</text:h>
      <text:h text:style-name="P21" text:outline-level="10">return</text:h>
      <text:h text:style-name="P21" text:outline-level="10">short</text:h>
      <text:h text:style-name="P21" text:outline-level="10">signed</text:h>
      <text:h text:style-name="P21" text:outline-level="10">sizeof</text:h>
      <text:h text:style-name="P21" text:outline-level="10">static</text:h>
      <text:h text:style-name="P21" text:outline-level="10">struct</text:h>
      <text:h text:style-name="P21" text:outline-level="10">switch</text:h>
      <text:h text:style-name="P21" text:outline-level="10">typedef</text:h>
      <text:h text:style-name="P21" text:outline-level="10">union</text:h>
      <text:h text:style-name="P21" text:outline-level="10">unsigned</text:h>
      <text:h text:style-name="P21" text:outline-level="10">void</text:h>
      <text:h text:style-name="P21" text:outline-level="10">volatile</text:h>
      <text:h text:style-name="P21" text:outline-level="10">while</text:h>
      <text:p text:style-name="P4"/>
      <text:p text:style-name="P4">C++ 51x</text:p>
      <text:h text:style-name="P21" text:outline-level="10"><text:bookmark text:name="h.h4utv4bk1jgi"/><text:soft-page-break/>abstract</text:h>
      <text:h text:style-name="P21" text:outline-level="10">continue</text:h>
      <text:h text:style-name="P21" text:outline-level="10">for</text:h>
      <text:h text:style-name="P21" text:outline-level="10">new</text:h>
      <text:h text:style-name="P21" text:outline-level="10">switch</text:h>
      <text:h text:style-name="P21" text:outline-level="10">asser</text:h>
      <text:h text:style-name="P21" text:outline-level="10">default</text:h>
      <text:h text:style-name="P21" text:outline-level="10">got</text:h>
      <text:h text:style-name="P21" text:outline-level="10">package</text:h>
      <text:h text:style-name="P21" text:outline-level="10">synchronized</text:h>
      <text:h text:style-name="P21" text:outline-level="10">boolean</text:h>
      <text:h text:style-name="P21" text:outline-level="10">do</text:h>
      <text:h text:style-name="P21" text:outline-level="10">if</text:h>
      <text:h text:style-name="P21" text:outline-level="10">private</text:h>
      <text:h text:style-name="P21" text:outline-level="10">this</text:h>
      <text:h text:style-name="P21" text:outline-level="10">break</text:h>
      <text:h text:style-name="P21" text:outline-level="10">double</text:h>
      <text:h text:style-name="P21" text:outline-level="10">implements</text:h>
      <text:h text:style-name="P21" text:outline-level="10">protected</text:h>
      <text:h text:style-name="P21" text:outline-level="10">throw</text:h>
      <text:h text:style-name="P21" text:outline-level="10">byte</text:h>
      <text:h text:style-name="P21" text:outline-level="10">else</text:h>
      <text:h text:style-name="P21" text:outline-level="10">import</text:h>
      <text:h text:style-name="P21" text:outline-level="10">public</text:h>
      <text:h text:style-name="P21" text:outline-level="10">throws</text:h>
      <text:h text:style-name="P21" text:outline-level="10">case</text:h>
      <text:h text:style-name="P20" text:outline-level="10"><text:span text:style-name="T6">enu</text:span><text:span text:style-name="T6">*</text:span></text:h>
      <text:h text:style-name="P21" text:outline-level="10">instanceof</text:h>
      <text:h text:style-name="P21" text:outline-level="10">return</text:h>
      <text:h text:style-name="P21" text:outline-level="10">transient</text:h>
      <text:h text:style-name="P21" text:outline-level="10">catch</text:h>
      <text:h text:style-name="P21" text:outline-level="10">extends</text:h>
      <text:h text:style-name="P21" text:outline-level="10">int</text:h>
      <text:h text:style-name="P21" text:outline-level="10">short</text:h>
      <text:h text:style-name="P21" text:outline-level="10">try</text:h>
      <text:h text:style-name="P21" text:outline-level="10">char</text:h>
      <text:h text:style-name="P21" text:outline-level="10">final</text:h>
      <text:h text:style-name="P21" text:outline-level="10">interface</text:h>
      <text:h text:style-name="P21" text:outline-level="10">static</text:h>
      <text:h text:style-name="P21" text:outline-level="10">void</text:h>
      <text:h text:style-name="P21" text:outline-level="10">class</text:h>
      <text:h text:style-name="P21" text:outline-level="10">finally</text:h>
      <text:h text:style-name="P21" text:outline-level="10">long</text:h>
      <text:h text:style-name="P20" text:outline-level="10"><text:span text:style-name="T6">strictf</text:span><text:span text:style-name="T6">*</text:span></text:h>
      <text:h text:style-name="P21" text:outline-level="10">volatile</text:h>
      <text:h text:style-name="P21" text:outline-level="10">cons</text:h>
      <text:h text:style-name="P21" text:outline-level="10">float</text:h>
      <text:h text:style-name="P21" text:outline-level="10">native</text:h>
      <text:h text:style-name="P21" text:outline-level="10">super</text:h>
      <text:h text:style-name="P21" text:outline-level="10"><text:bookmark text:name="h.xklobzeizfsy"/>while</text:h>
      <text:h text:style-name="P19" text:outline-level="10"><text:bookmark text:name="h.r0zblrs4qun7"/>Java 51x</text:h>
      <text:h text:style-name="P21" text:outline-level="10"><text:bookmark text:name="h.22rmfr41dvhu"/>abstract</text:h>
      <text:h text:style-name="P21" text:outline-level="10">continue</text:h>
      <text:h text:style-name="P21" text:outline-level="10">for</text:h>
      <text:h text:style-name="P21" text:outline-level="10"><text:soft-page-break/>new</text:h>
      <text:h text:style-name="P21" text:outline-level="10">switch</text:h>
      <text:h text:style-name="P20" text:outline-level="10"><text:span text:style-name="T6">assert</text:span><text:span text:style-name="T6">***</text:span></text:h>
      <text:h text:style-name="P21" text:outline-level="10">default</text:h>
      <text:h text:style-name="P20" text:outline-level="10"><text:span text:style-name="T6">goto</text:span><text:span text:style-name="T6">*</text:span></text:h>
      <text:h text:style-name="P21" text:outline-level="10">package</text:h>
      <text:h text:style-name="P21" text:outline-level="10">synchronized</text:h>
      <text:h text:style-name="P21" text:outline-level="10">boolean</text:h>
      <text:h text:style-name="P21" text:outline-level="10">do</text:h>
      <text:h text:style-name="P21" text:outline-level="10">if</text:h>
      <text:h text:style-name="P21" text:outline-level="10">private</text:h>
      <text:h text:style-name="P21" text:outline-level="10">this</text:h>
      <text:h text:style-name="P21" text:outline-level="10">break</text:h>
      <text:h text:style-name="P21" text:outline-level="10">double</text:h>
      <text:h text:style-name="P21" text:outline-level="10">implements</text:h>
      <text:h text:style-name="P21" text:outline-level="10">protected</text:h>
      <text:h text:style-name="P21" text:outline-level="10">throw</text:h>
      <text:h text:style-name="P21" text:outline-level="10">byte</text:h>
      <text:h text:style-name="P21" text:outline-level="10">else</text:h>
      <text:h text:style-name="P21" text:outline-level="10">import</text:h>
      <text:h text:style-name="P21" text:outline-level="10">public</text:h>
      <text:h text:style-name="P21" text:outline-level="10">throws</text:h>
      <text:h text:style-name="P21" text:outline-level="10">case</text:h>
      <text:h text:style-name="P20" text:outline-level="10"><text:span text:style-name="T6">enum</text:span><text:span text:style-name="T6">****</text:span></text:h>
      <text:h text:style-name="P21" text:outline-level="10">instanceof</text:h>
      <text:h text:style-name="P21" text:outline-level="10">return</text:h>
      <text:h text:style-name="P21" text:outline-level="10">transient</text:h>
      <text:h text:style-name="P21" text:outline-level="10">catch</text:h>
      <text:h text:style-name="P21" text:outline-level="10">extends</text:h>
      <text:h text:style-name="P21" text:outline-level="10">int</text:h>
      <text:h text:style-name="P21" text:outline-level="10">short</text:h>
      <text:h text:style-name="P21" text:outline-level="10">try</text:h>
      <text:h text:style-name="P21" text:outline-level="10">char</text:h>
      <text:h text:style-name="P21" text:outline-level="10">final</text:h>
      <text:h text:style-name="P21" text:outline-level="10">interface</text:h>
      <text:h text:style-name="P21" text:outline-level="10">static</text:h>
      <text:h text:style-name="P21" text:outline-level="10">void</text:h>
      <text:h text:style-name="P21" text:outline-level="10">class</text:h>
      <text:h text:style-name="P21" text:outline-level="10">finally</text:h>
      <text:h text:style-name="P21" text:outline-level="10">long</text:h>
      <text:h text:style-name="P20" text:outline-level="10"><text:span text:style-name="T6">strictfp</text:span><text:span text:style-name="T6">**</text:span></text:h>
      <text:h text:style-name="P21" text:outline-level="10">volatile</text:h>
      <text:h text:style-name="P20" text:outline-level="10"><text:span text:style-name="T6">const</text:span><text:span text:style-name="T6">*</text:span></text:h>
      <text:h text:style-name="P21" text:outline-level="10">float</text:h>
      <text:h text:style-name="P21" text:outline-level="10">native</text:h>
      <text:h text:style-name="P21" text:outline-level="10"><text:bookmark text:name="h.rtg8z5hsztw8"/>super</text:h>
      <text:h text:style-name="P21" text:outline-level="10"><text:bookmark text:name="h.4uq2qdtqkxiy"/>while</text:h>
      <text:p text:style-name="P1"/>
      <text:h text:style-name="P20" text:outline-level="10"><text:bookmark text:name="h.yt0r3hlg35ue"/><text:soft-page-break/>Go (24)</text:h>
      <text:h text:style-name="P21" text:outline-level="10">break</text:h>
      <text:h text:style-name="P21" text:outline-level="10">default</text:h>
      <text:h text:style-name="P21" text:outline-level="10">func</text:h>
      <text:h text:style-name="P21" text:outline-level="10">interface</text:h>
      <text:h text:style-name="P21" text:outline-level="10">select</text:h>
      <text:h text:style-name="P21" text:outline-level="10">case</text:h>
      <text:h text:style-name="P21" text:outline-level="10">defer</text:h>
      <text:h text:style-name="P21" text:outline-level="10">go</text:h>
      <text:h text:style-name="P21" text:outline-level="10">map</text:h>
      <text:h text:style-name="P21" text:outline-level="10">struct</text:h>
      <text:h text:style-name="P21" text:outline-level="10">chan</text:h>
      <text:h text:style-name="P21" text:outline-level="10">else</text:h>
      <text:h text:style-name="P21" text:outline-level="10">goto</text:h>
      <text:h text:style-name="P21" text:outline-level="10">package</text:h>
      <text:h text:style-name="P21" text:outline-level="10">switch</text:h>
      <text:h text:style-name="P21" text:outline-level="10">const</text:h>
      <text:h text:style-name="P21" text:outline-level="10">fallthrough</text:h>
      <text:h text:style-name="P21" text:outline-level="10">if</text:h>
      <text:h text:style-name="P21" text:outline-level="10">range</text:h>
      <text:h text:style-name="P21" text:outline-level="10">type</text:h>
      <text:h text:style-name="P21" text:outline-level="10">continue</text:h>
      <text:h text:style-name="P21" text:outline-level="10">for</text:h>
      <text:h text:style-name="P21" text:outline-level="10">import</text:h>
      <text:h text:style-name="P21" text:outline-level="10"><text:bookmark text:name="h.kcdnn1w8gole"/>return</text:h>
      <text:h text:style-name="P21" text:outline-level="10"><text:bookmark text:name="h.obcai6p42vd6"/>var</text:h>
      <text:h text:style-name="P19" text:outline-level="10"><text:bookmark text:name="h.wnj2ed2s3hx7"/>Ruby (42)</text:h>
      <text:p text:style-name="P9">BEGIN</text:p>
      <text:p text:style-name="P9">END</text:p>
      <text:p text:style-name="P1"><text:span text:style-name="T7">__</text:span><text:span text:style-name="T7">ENCODING</text:span><text:span text:style-name="T7">__</text:span></text:p>
      <text:p text:style-name="P1"><text:span text:style-name="T7">__</text:span><text:span text:style-name="T7">END</text:span><text:span text:style-name="T7">__</text:span></text:p>
      <text:p text:style-name="P1"><text:span text:style-name="T7">__</text:span><text:span text:style-name="T7">FILE</text:span><text:span text:style-name="T7">__</text:span></text:p>
      <text:p text:style-name="P1"><text:span text:style-name="T7">__</text:span><text:span text:style-name="T7">LINE</text:span><text:span text:style-name="T7">__</text:span></text:p>
      <text:p text:style-name="P9">alias</text:p>
      <text:p text:style-name="P9">and</text:p>
      <text:p text:style-name="P9">begin</text:p>
      <text:p text:style-name="P9">break</text:p>
      <text:p text:style-name="P9">case</text:p>
      <text:p text:style-name="P9">class</text:p>
      <text:p text:style-name="P9">def</text:p>
      <text:p text:style-name="P1"><text:span text:style-name="T7">defined</text:span><text:span text:style-name="T7">?</text:span></text:p>
      <text:p text:style-name="P9">do</text:p>
      <text:p text:style-name="P9">else</text:p>
      <text:p text:style-name="P9">elsif</text:p>
      <text:p text:style-name="P9">end</text:p>
      <text:p text:style-name="P9">ensure</text:p>
      <text:p text:style-name="P9">false</text:p>
      <text:p text:style-name="P9">for</text:p>
      <text:p text:style-name="P9">if</text:p>
      <text:p text:style-name="P9">in</text:p>
      <text:p text:style-name="P9">module</text:p>
      <text:p text:style-name="P9">next</text:p>
      <text:p text:style-name="P9">nil</text:p>
      <text:p text:style-name="P9"><text:soft-page-break/>not</text:p>
      <text:p text:style-name="P9">or</text:p>
      <text:p text:style-name="P9">redo</text:p>
      <text:p text:style-name="P9">rescue</text:p>
      <text:p text:style-name="P9">retry</text:p>
      <text:p text:style-name="P9">return</text:p>
      <text:p text:style-name="P9">self</text:p>
      <text:p text:style-name="P9">super</text:p>
      <text:p text:style-name="P9">then</text:p>
      <text:p text:style-name="P9">true</text:p>
      <text:p text:style-name="P9">undef</text:p>
      <text:p text:style-name="P9">unless</text:p>
      <text:p text:style-name="P9">until</text:p>
      <text:p text:style-name="P9">when</text:p>
      <text:p text:style-name="P9">while</text:p>
      <text:p text:style-name="P9">yield</text:p>
      <text:p text:style-name="P1"/>
      <table:table table:name="Table1" table:style-name="Table1">
        <table:table-column table:style-name="Table1.A"/>
        <table:table-row>
          <table:table-cell table:style-name="Table1.A1" office:value-type="string">
            <text:p text:style-name="P5"/>
          </table:table-cell>
        </table:table-row>
      </table:table>
      <text:h text:style-name="P19" text:outline-level="10"><text:bookmark text:name="h.lz26njx7pgfp"/>Python (32)</text:h>
      <text:p text:style-name="P9">False</text:p>
      <text:p text:style-name="P9">class</text:p>
      <text:p text:style-name="P9">finally</text:p>
      <text:p text:style-name="P9">is</text:p>
      <text:p text:style-name="P9">return</text:p>
      <text:p text:style-name="P9">None</text:p>
      <text:p text:style-name="P9">continue</text:p>
      <text:p text:style-name="P9">for</text:p>
      <text:p text:style-name="P9">lambda</text:p>
      <text:p text:style-name="P9">try</text:p>
      <text:p text:style-name="P9">True</text:p>
      <text:p text:style-name="P9">def</text:p>
      <text:p text:style-name="P9">from</text:p>
      <text:p text:style-name="P9">nonlocal</text:p>
      <text:p text:style-name="P9">while</text:p>
      <text:p text:style-name="P9">and</text:p>
      <text:p text:style-name="P9">del</text:p>
      <text:p text:style-name="P9">global</text:p>
      <text:p text:style-name="P9">not</text:p>
      <text:p text:style-name="P9">with</text:p>
      <text:p text:style-name="P9">as</text:p>
      <text:p text:style-name="P9">elif</text:p>
      <text:p text:style-name="P9">if</text:p>
      <text:p text:style-name="P9">or</text:p>
      <text:p text:style-name="P9">yield</text:p>
      <text:p text:style-name="P9">assert</text:p>
      <text:p text:style-name="P9">else</text:p>
      <text:p text:style-name="P9">import</text:p>
      <text:p text:style-name="P9">pass</text:p>
      <text:p text:style-name="P9">break</text:p>
      <text:p text:style-name="P9">except</text:p>
      <text:p text:style-name="P9">in</text:p>
      <text:p text:style-name="P9">raise</text:p>
      <text:h text:style-name="P19" text:outline-level="10"><text:bookmark text:name="h.z8o3zakc56k8"/><text:soft-page-break/>Haskell (55)</text:h>
      <text:p text:style-name="P9">!</text:p>
      <text:p text:style-name="P9">'</text:p>
      <text:p text:style-name="P9">''</text:p>
      <text:p text:style-name="P9">-</text:p>
      <text:p text:style-name="P9">--</text:p>
      <text:p text:style-name="P9">-&lt;</text:p>
      <text:p text:style-name="P9">-&lt;&lt;</text:p>
      <text:p text:style-name="P9">-&gt;</text:p>
      <text:p text:style-name="P9">::</text:p>
      <text:p text:style-name="P9">;</text:p>
      <text:p text:style-name="P9">&lt;-</text:p>
      <text:p text:style-name="P9">,</text:p>
      <text:p text:style-name="P9">=</text:p>
      <text:p text:style-name="P9">=&gt;</text:p>
      <text:p text:style-name="P9">&gt;</text:p>
      <text:p text:style-name="P9">?</text:p>
      <text:p text:style-name="P9">#</text:p>
      <text:p text:style-name="P9">*</text:p>
      <text:p text:style-name="P9">@</text:p>
      <text:p text:style-name="P9">[|, |]</text:p>
      <text:p text:style-name="P9">\</text:p>
      <text:p text:style-name="P9">_</text:p>
      <text:p text:style-name="P9">`</text:p>
      <text:p text:style-name="P9">{, }</text:p>
      <text:p text:style-name="P9">{-, -}</text:p>
      <text:p text:style-name="P9">|</text:p>
      <text:p text:style-name="P9">~</text:p>
      <text:p text:style-name="P9">as</text:p>
      <text:p text:style-name="P1"><text:span text:style-name="T7">case</text:span><text:span text:style-name="T7">, </text:span><text:span text:style-name="T7">of</text:span></text:p>
      <text:p text:style-name="P9">class</text:p>
      <text:p text:style-name="P9">data</text:p>
      <text:p text:style-name="P1"><text:span text:style-name="T7">data</text:span><text:span text:style-name="T7"> </text:span><text:span text:style-name="T7">family</text:span></text:p>
      <text:p text:style-name="P1"><text:span text:style-name="T7">data</text:span><text:span text:style-name="T7"> </text:span><text:span text:style-name="T7">instance</text:span></text:p>
      <text:p text:style-name="P9">default</text:p>
      <text:p text:style-name="P9">deriving</text:p>
      <text:p text:style-name="P1"><text:span text:style-name="T7">deriving</text:span><text:span text:style-name="T7"> </text:span><text:span text:style-name="T7">instance</text:span></text:p>
      <text:p text:style-name="P9">do</text:p>
      <text:p text:style-name="P9">forall</text:p>
      <text:p text:style-name="P9">foreign</text:p>
      <text:p text:style-name="P9">hiding</text:p>
      <text:p text:style-name="P1"><text:span text:style-name="T7">if</text:span><text:span text:style-name="T7">, </text:span><text:span text:style-name="T7">then</text:span><text:span text:style-name="T7">, </text:span><text:span text:style-name="T7">else</text:span></text:p>
      <text:p text:style-name="P9">import</text:p>
      <text:p text:style-name="P1"><text:span text:style-name="T7">infix</text:span><text:span text:style-name="T7">, </text:span><text:span text:style-name="T7">infixl</text:span><text:span text:style-name="T7">, </text:span><text:span text:style-name="T7">infixr</text:span></text:p>
      <text:p text:style-name="P9">instance</text:p>
      <text:p text:style-name="P1"><text:span text:style-name="T7">let</text:span><text:span text:style-name="T7">, </text:span><text:span text:style-name="T7">in</text:span></text:p>
      <text:p text:style-name="P9">mdo</text:p>
      <text:p text:style-name="P9">module</text:p>
      <text:p text:style-name="P9">newtype</text:p>
      <text:p text:style-name="P9">proc</text:p>
      <text:p text:style-name="P9">qualified</text:p>
      <text:p text:style-name="P9">rec</text:p>
      <text:p text:style-name="P9">type</text:p>
      <text:p text:style-name="P1"><text:span text:style-name="T7">type</text:span><text:span text:style-name="T7"> </text:span><text:span text:style-name="T7">family</text:span></text:p>
      <text:p text:style-name="P1"><text:span text:style-name="T7">type</text:span><text:span text:style-name="T7"> </text:span><text:span text:style-name="T7">instance</text:span></text:p>
      <text:p text:style-name="P9"><text:soft-page-break/>where</text:p>
      <text:h text:style-name="P19" text:outline-level="10"><text:bookmark text:name="h.50jf9w9genca"/>Smalltalk</text:h>
      <text:p text:style-name="P10">true</text:p>
      <text:p text:style-name="P10">false</text:p>
      <text:p text:style-name="P10">nil</text:p>
      <text:p text:style-name="P10">self</text:p>
      <text:p text:style-name="P10">super</text:p>
      <text:p text:style-name="P10">thisContext</text:p>
      <text:h text:style-name="P19" text:outline-level="10"><text:bookmark text:name="h.hkcgpslwl9i4"/>C# (77)</text:h>
      <text:p text:style-name="P9">abstract</text:p>
      <text:p text:style-name="P9">as</text:p>
      <text:p text:style-name="P9">base</text:p>
      <text:p text:style-name="P9">bool</text:p>
      <text:p text:style-name="P9">break</text:p>
      <text:p text:style-name="P9">byte</text:p>
      <text:p text:style-name="P9">case</text:p>
      <text:p text:style-name="P9">catch</text:p>
      <text:p text:style-name="P9">char</text:p>
      <text:p text:style-name="P9">checked</text:p>
      <text:p text:style-name="P9">class</text:p>
      <text:p text:style-name="P9">const</text:p>
      <text:p text:style-name="P9">continue</text:p>
      <text:p text:style-name="P9">decimal</text:p>
      <text:p text:style-name="P9">default</text:p>
      <text:p text:style-name="P9">delegate</text:p>
      <text:p text:style-name="P9">do</text:p>
      <text:p text:style-name="P9">double</text:p>
      <text:p text:style-name="P9">else</text:p>
      <text:p text:style-name="P9">enum</text:p>
      <text:p text:style-name="P9">event</text:p>
      <text:p text:style-name="P9">explicit</text:p>
      <text:p text:style-name="P9">extern</text:p>
      <text:p text:style-name="P9">false</text:p>
      <text:p text:style-name="P9">finally</text:p>
      <text:p text:style-name="P9">fixed</text:p>
      <text:p text:style-name="P9">float</text:p>
      <text:p text:style-name="P9">for</text:p>
      <text:p text:style-name="P9">foreach</text:p>
      <text:p text:style-name="P9">goto</text:p>
      <text:p text:style-name="P9">if</text:p>
      <text:p text:style-name="P9">implicit</text:p>
      <text:p text:style-name="P9">in</text:p>
      <text:p text:style-name="P9">int</text:p>
      <text:p text:style-name="P9">interface</text:p>
      <text:p text:style-name="P9">internal</text:p>
      <text:p text:style-name="P9">is</text:p>
      <text:p text:style-name="P9">lock</text:p>
      <text:p text:style-name="P9">long</text:p>
      <text:p text:style-name="P9">namespace</text:p>
      <text:p text:style-name="P9">new</text:p>
      <text:p text:style-name="P9">null</text:p>
      <text:p text:style-name="P9">object</text:p>
      <text:p text:style-name="P9"><text:soft-page-break/>operator</text:p>
      <text:p text:style-name="P9">out</text:p>
      <text:p text:style-name="P9">override</text:p>
      <text:p text:style-name="P9">params</text:p>
      <text:p text:style-name="P9">private</text:p>
      <text:p text:style-name="P9">protected</text:p>
      <text:p text:style-name="P9">public</text:p>
      <text:p text:style-name="P9">readonly</text:p>
      <text:p text:style-name="P9">ref</text:p>
      <text:p text:style-name="P9">return</text:p>
      <text:p text:style-name="P9">sbyte</text:p>
      <text:p text:style-name="P9">sealed</text:p>
      <text:p text:style-name="P9">short</text:p>
      <text:p text:style-name="P9">sizeof</text:p>
      <text:p text:style-name="P9">stackalloc</text:p>
      <text:p text:style-name="P9">static</text:p>
      <text:p text:style-name="P9">string</text:p>
      <text:p text:style-name="P9">struct</text:p>
      <text:p text:style-name="P9">switch</text:p>
      <text:p text:style-name="P9">this</text:p>
      <text:p text:style-name="P9">throw</text:p>
      <text:p text:style-name="P9">true</text:p>
      <text:p text:style-name="P9">try</text:p>
      <text:p text:style-name="P9">typeof</text:p>
      <text:p text:style-name="P9">uint</text:p>
      <text:p text:style-name="P9">ulong</text:p>
      <text:p text:style-name="P9">unchecked</text:p>
      <text:p text:style-name="P9">unsafe</text:p>
      <text:p text:style-name="P9">ushort</text:p>
      <text:p text:style-name="P9">using</text:p>
      <text:p text:style-name="P9">virtual</text:p>
      <text:p text:style-name="P9">void</text:p>
      <text:p text:style-name="P9">volatile</text:p>
      <text:p text:style-name="P9">while</text:p>
      <text:h text:style-name="P19" text:outline-level="10"><text:bookmark text:name="h.m9d0gglzpfgc"/>PHP (67)</text:h>
      <text:p text:style-name="P1"><text:span text:style-name="T7">__</text:span><text:span text:style-name="T7">halt</text:span><text:span text:style-name="T7">_</text:span><text:span text:style-name="T7">compiler</text:span><text:span text:style-name="T7">()<text:line-break/></text:span><text:span text:style-name="T7">abstract</text:span><text:span text:style-name="T7"><text:line-break/></text:span><text:span text:style-name="T7">and</text:span><text:span text:style-name="T7"><text:line-break/></text:span><text:span text:style-name="T7">array</text:span><text:span text:style-name="T7">()<text:line-break/></text:span><text:span text:style-name="T7">as</text:span><text:span text:style-name="T7"><text:line-break/></text:span><text:span text:style-name="T7">break</text:span><text:span text:style-name="T7"><text:line-break/></text:span><text:span text:style-name="T7">callable</text:span><text:span text:style-name="T7"><text:line-break/></text:span><text:span text:style-name="T7">case</text:span><text:span text:style-name="T7"><text:line-break/></text:span><text:span text:style-name="T7">catch</text:span><text:span text:style-name="T7"><text:line-break/></text:span><text:span text:style-name="T7">class</text:span><text:span text:style-name="T7"><text:line-break/></text:span><text:span text:style-name="T7">clone</text:span><text:span text:style-name="T7"><text:line-break/></text:span><text:span text:style-name="T7">const</text:span><text:span text:style-name="T7"><text:line-break/></text:span><text:span text:style-name="T7">continue</text:span><text:span text:style-name="T7"><text:line-break/></text:span><text:span text:style-name="T7">declare</text:span><text:span text:style-name="T7"><text:line-break/></text:span><text:span text:style-name="T7">default</text:span><text:span text:style-name="T7"><text:line-break/></text:span><text:span text:style-name="T7">die</text:span><text:span text:style-name="T7">()<text:line-break/></text:span><text:span text:style-name="T7">do</text:span><text:span text:style-name="T7"><text:line-break/></text:span><text:span text:style-name="T7">echo</text:span><text:span text:style-name="T7"><text:line-break/></text:span><text:span text:style-name="T7">else</text:span><text:span text:style-name="T7"><text:line-break/></text:span><text:soft-page-break/><text:span text:style-name="T7">elseif</text:span><text:span text:style-name="T7"><text:line-break/></text:span><text:span text:style-name="T7">empty</text:span><text:span text:style-name="T7">()<text:line-break/></text:span><text:span text:style-name="T7">enddeclare</text:span><text:span text:style-name="T7"><text:line-break/></text:span><text:span text:style-name="T7">endfor</text:span><text:span text:style-name="T7"><text:line-break/></text:span><text:span text:style-name="T7">endforeach</text:span><text:span text:style-name="T7"><text:line-break/></text:span><text:span text:style-name="T7">endif</text:span><text:span text:style-name="T7"><text:line-break/></text:span><text:span text:style-name="T7">endswitch</text:span><text:span text:style-name="T7"><text:line-break/></text:span><text:span text:style-name="T7">endwhile</text:span><text:span text:style-name="T7"><text:line-break/></text:span><text:span text:style-name="T7">eval</text:span><text:span text:style-name="T7">()<text:line-break/></text:span><text:span text:style-name="T7">exit</text:span><text:span text:style-name="T7">()<text:line-break/></text:span><text:span text:style-name="T7">extends</text:span><text:span text:style-name="T7"><text:line-break/></text:span><text:span text:style-name="T7">final</text:span><text:span text:style-name="T7"><text:line-break/></text:span><text:span text:style-name="T7">finally</text:span><text:span text:style-name="T7"><text:line-break/></text:span><text:span text:style-name="T7">for</text:span><text:span text:style-name="T7"><text:line-break/></text:span><text:span text:style-name="T7">foreach</text:span><text:span text:style-name="T7"><text:line-break/></text:span><text:span text:style-name="T7">function</text:span><text:span text:style-name="T7"><text:line-break/></text:span><text:span text:style-name="T7">global</text:span><text:span text:style-name="T7"><text:line-break/></text:span><text:span text:style-name="T7">goto</text:span><text:span text:style-name="T7"><text:line-break/></text:span><text:span text:style-name="T7">if</text:span><text:span text:style-name="T7"><text:line-break/></text:span><text:span text:style-name="T7">implements</text:span><text:span text:style-name="T7"><text:line-break/></text:span><text:span text:style-name="T7">include</text:span><text:span text:style-name="T7"><text:line-break/></text:span><text:span text:style-name="T7">include</text:span><text:span text:style-name="T7">_</text:span><text:span text:style-name="T7">once</text:span><text:span text:style-name="T7"><text:line-break/></text:span><text:span text:style-name="T7">instanceof</text:span><text:span text:style-name="T7"><text:line-break/></text:span><text:span text:style-name="T7">insteadof</text:span><text:span text:style-name="T7"><text:line-break/></text:span><text:span text:style-name="T7">interface</text:span><text:span text:style-name="T7"><text:line-break/></text:span><text:span text:style-name="T7">isset</text:span><text:span text:style-name="T7">()<text:line-break/></text:span><text:span text:style-name="T7">list</text:span><text:span text:style-name="T7">()<text:line-break/></text:span><text:span text:style-name="T7">namespace</text:span><text:span text:style-name="T7"><text:line-break/></text:span><text:span text:style-name="T7">new</text:span><text:span text:style-name="T7"><text:line-break/></text:span><text:span text:style-name="T7">or</text:span><text:span text:style-name="T7"><text:line-break/></text:span><text:span text:style-name="T7">print</text:span><text:span text:style-name="T7"><text:line-break/></text:span><text:span text:style-name="T7">private</text:span><text:span text:style-name="T7"><text:line-break/></text:span><text:span text:style-name="T7">protected</text:span><text:span text:style-name="T7"><text:line-break/></text:span><text:span text:style-name="T7">public</text:span><text:span text:style-name="T7"><text:line-break/></text:span><text:span text:style-name="T7">require</text:span><text:span text:style-name="T7"><text:line-break/></text:span><text:span text:style-name="T7">require</text:span><text:span text:style-name="T7">_</text:span><text:span text:style-name="T7">once</text:span><text:span text:style-name="T7"><text:line-break/></text:span><text:span text:style-name="T7">return</text:span><text:span text:style-name="T7"><text:line-break/></text:span><text:span text:style-name="T7">static</text:span><text:span text:style-name="T7"><text:line-break/></text:span><text:span text:style-name="T7">switch</text:span><text:span text:style-name="T7"><text:line-break/></text:span><text:span text:style-name="T7">throw</text:span><text:span text:style-name="T7"><text:line-break/></text:span><text:span text:style-name="T7">trait</text:span><text:span text:style-name="T7"><text:line-break/><text:line-break/></text:span><text:span text:style-name="T7">try</text:span><text:span text:style-name="T7"><text:line-break/></text:span><text:span text:style-name="T7">unset</text:span><text:span text:style-name="T7">()<text:line-break/></text:span><text:span text:style-name="T7">use</text:span><text:span text:style-name="T7"><text:line-break/></text:span><text:span text:style-name="T7">var</text:span><text:span text:style-name="T7"><text:line-break/></text:span><text:span text:style-name="T7">while</text:span><text:span text:style-name="T7"><text:line-break/></text:span><text:span text:style-name="T7">xor</text:span><text:span text:style-name="T7"><text:line-break/></text:span><text:span text:style-name="T7">yield</text:span></text:p>
      <text:h text:style-name="P19" text:outline-level="10"><text:bookmark text:name="h.bv9uc9kd2gdb"/>SQL - SQLite (124)</text:h>
      <text:p text:style-name="P9">ABORT</text:p>
      <text:p text:style-name="P9">ACTION</text:p>
      <text:p text:style-name="P9">ADD</text:p>
      <text:p text:style-name="P9">AFTER</text:p>
      <text:p text:style-name="P9"><text:soft-page-break/>ALL</text:p>
      <text:p text:style-name="P9">ALTER</text:p>
      <text:p text:style-name="P9">ANALYZE</text:p>
      <text:p text:style-name="P9">AND</text:p>
      <text:p text:style-name="P9">AS</text:p>
      <text:p text:style-name="P9">ASC</text:p>
      <text:p text:style-name="P9">ATTACH</text:p>
      <text:p text:style-name="P9">AUTOINCREMENT</text:p>
      <text:p text:style-name="P9">BEFORE</text:p>
      <text:p text:style-name="P9">BEGIN</text:p>
      <text:p text:style-name="P9">BETWEEN</text:p>
      <text:p text:style-name="P9">BY</text:p>
      <text:p text:style-name="P9">CASCADE</text:p>
      <text:p text:style-name="P9">CASE</text:p>
      <text:p text:style-name="P9">CAST</text:p>
      <text:p text:style-name="P9">CHECK</text:p>
      <text:p text:style-name="P9">COLLATE</text:p>
      <text:p text:style-name="P9">COLUMN</text:p>
      <text:p text:style-name="P9">COMMIT</text:p>
      <text:p text:style-name="P9">CONFLICT</text:p>
      <text:p text:style-name="P9">CONSTRAINT</text:p>
      <text:p text:style-name="P9">CREATE</text:p>
      <text:p text:style-name="P9">CROSS</text:p>
      <text:p text:style-name="P1"><text:span text:style-name="T7">CURRENT</text:span><text:span text:style-name="T7">_</text:span><text:span text:style-name="T7">DATE</text:span></text:p>
      <text:p text:style-name="P1"><text:span text:style-name="T7">CURRENT</text:span><text:span text:style-name="T7">_</text:span><text:span text:style-name="T7">TIME</text:span></text:p>
      <text:p text:style-name="P1"><text:span text:style-name="T7">CURRENT</text:span><text:span text:style-name="T7">_</text:span><text:span text:style-name="T7">TIMESTAMP</text:span></text:p>
      <text:p text:style-name="P9">DATABASE</text:p>
      <text:p text:style-name="P9">DEFAULT</text:p>
      <text:p text:style-name="P9">DEFERRABLE</text:p>
      <text:p text:style-name="P9">DEFERRED</text:p>
      <text:p text:style-name="P9">DELETE</text:p>
      <text:p text:style-name="P9">DESC</text:p>
      <text:p text:style-name="P9">DETACH</text:p>
      <text:p text:style-name="P9">DISTINCT</text:p>
      <text:p text:style-name="P9">DROP</text:p>
      <text:p text:style-name="P9">EACH</text:p>
      <text:p text:style-name="P9">ELSE</text:p>
      <text:p text:style-name="P9">END</text:p>
      <text:p text:style-name="P9">ESCAPE</text:p>
      <text:p text:style-name="P9">EXCEPT</text:p>
      <text:p text:style-name="P9">EXCLUSIVE</text:p>
      <text:p text:style-name="P9">EXISTS</text:p>
      <text:p text:style-name="P9">EXPLAIN</text:p>
      <text:p text:style-name="P9">FAIL</text:p>
      <text:p text:style-name="P9">FOR</text:p>
      <text:p text:style-name="P9">FOREIGN</text:p>
      <text:p text:style-name="P9">FROM</text:p>
      <text:p text:style-name="P9">FULL</text:p>
      <text:p text:style-name="P9">GLOB</text:p>
      <text:p text:style-name="P9">GROUP</text:p>
      <text:p text:style-name="P9">HAVING</text:p>
      <text:p text:style-name="P9">IF</text:p>
      <text:p text:style-name="P9">IGNORE</text:p>
      <text:p text:style-name="P9">IMMEDIATE</text:p>
      <text:p text:style-name="P9">IN</text:p>
      <text:p text:style-name="P9"><text:soft-page-break/>INDEX</text:p>
      <text:p text:style-name="P9">INDEXED</text:p>
      <text:p text:style-name="P9">INITIALLY</text:p>
      <text:p text:style-name="P9">INNER</text:p>
      <text:p text:style-name="P9">INSERT</text:p>
      <text:p text:style-name="P9">INSTEAD</text:p>
      <text:p text:style-name="P9">INTERSECT</text:p>
      <text:p text:style-name="P9">INTO</text:p>
      <text:p text:style-name="P9">IS</text:p>
      <text:p text:style-name="P9">ISNULL</text:p>
      <text:p text:style-name="P9">JOIN</text:p>
      <text:p text:style-name="P9">KEY</text:p>
      <text:p text:style-name="P9">LEFT</text:p>
      <text:p text:style-name="P9">LIKE</text:p>
      <text:p text:style-name="P9">LIMIT</text:p>
      <text:p text:style-name="P9">MATCH</text:p>
      <text:p text:style-name="P9">NATURAL</text:p>
      <text:p text:style-name="P9">NO</text:p>
      <text:p text:style-name="P9">NOT</text:p>
      <text:p text:style-name="P9">NOTNULL</text:p>
      <text:p text:style-name="P9">NULL</text:p>
      <text:p text:style-name="P9">OF</text:p>
      <text:p text:style-name="P9">OFFSET</text:p>
      <text:p text:style-name="P9">ON</text:p>
      <text:p text:style-name="P9">OR</text:p>
      <text:p text:style-name="P9">ORDER</text:p>
      <text:p text:style-name="P9">OUTER</text:p>
      <text:p text:style-name="P9">PLAN</text:p>
      <text:p text:style-name="P9">PRAGMA</text:p>
      <text:p text:style-name="P9">PRIMARY</text:p>
      <text:p text:style-name="P9">QUERY</text:p>
      <text:p text:style-name="P9">RAISE</text:p>
      <text:p text:style-name="P9">RECURSIVE</text:p>
      <text:p text:style-name="P9">REFERENCES</text:p>
      <text:p text:style-name="P9">REGEXP</text:p>
      <text:p text:style-name="P9">REINDEX</text:p>
      <text:p text:style-name="P9">RELEASE</text:p>
      <text:p text:style-name="P9">RENAME</text:p>
      <text:p text:style-name="P9">REPLACE</text:p>
      <text:p text:style-name="P9">RESTRICT</text:p>
      <text:p text:style-name="P9">RIGHT</text:p>
      <text:p text:style-name="P9">ROLLBACK</text:p>
      <text:p text:style-name="P9">ROW</text:p>
      <text:p text:style-name="P9">SAVEPOINT</text:p>
      <text:p text:style-name="P9">SELECT</text:p>
      <text:p text:style-name="P9">SET</text:p>
      <text:p text:style-name="P9">TABLE</text:p>
      <text:p text:style-name="P9">TEMP</text:p>
      <text:p text:style-name="P9">TEMPORARY</text:p>
      <text:p text:style-name="P9">THEN</text:p>
      <text:p text:style-name="P9">TO</text:p>
      <text:p text:style-name="P9">TRANSACTION</text:p>
      <text:p text:style-name="P9">TRIGGER</text:p>
      <text:p text:style-name="P9">UNION</text:p>
      <text:p text:style-name="P9">UNIQUE</text:p>
      <text:p text:style-name="P9"><text:soft-page-break/>UPDATE</text:p>
      <text:p text:style-name="P9">USING</text:p>
      <text:p text:style-name="P9">VACUUM</text:p>
      <text:p text:style-name="P9">VALUES</text:p>
      <text:p text:style-name="P9">VIEW</text:p>
      <text:p text:style-name="P9">VIRTUAL</text:p>
      <text:p text:style-name="P9">WHEN</text:p>
      <text:p text:style-name="P9">WHERE</text:p>
      <text:p text:style-name="P9">WITH</text:p>
      <text:p text:style-name="P9">WIT</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meta:editing-cycles>2</meta:editing-cycles>
    <dc:date>2015-05-19T10:35:58</dc:date>
    <meta:editing-duration>P0D</meta:editing-duration>
    <meta:document-statistic meta:table-count="2" meta:image-count="0" meta:object-count="0" meta:page-count="17" meta:paragraph-count="573" meta:word-count="1948" meta:character-count="13351" meta:non-whitespace-character-count="11972"/>
  </office:meta>
</office:document-meta>
</file>